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w old are you?</text:p>
      <text:p text:style-name="Normal"/>
      <text:p text:style-name="Normal">23</text:p>
      <text:p text:style-name="Normal"/>
      <text:p text:style-name="P2">What is your gender?</text:p>
      <text:p text:style-name="Normal"/>
      <text:p text:style-name="Normal">Male</text:p>
      <text:p text:style-name="Normal"/>
      <text:p text:style-name="P3">What did you like about the game?</text:p>
      <text:p text:style-name="Normal"/>
      <text:p text:style-name="Normal">It was a good concept, the simple mechanics doesn’t<text:s/>irritate<text:s/>the player, and its decent completive sessions that can be used in breaks for about 2 or 3 minutes.</text:p>
      <text:p text:style-name="Normal"/>
      <text:p text:style-name="P4">What did you dislike about the game?</text:p>
      <text:p text:style-name="Normal"/>
      <text:p text:style-name="Normal">The game was<text:s/>severely<text:s/>lacking art. If you want to attract more people to play your game, I suggest adding more art to the game. Oh, and the art kinda looked unappealing like it was made by a very young child. Also, the balance could use some tweaking to stop the player from hiding in the bottom of the screen.</text:p>
      <text:p text:style-name="Normal"/>
      <text:p text:style-name="P5">How do you think the game could be improved?</text:p>
      <text:p text:style-name="Normal"/>
      <text:p text:style-name="Normal">See all the problems I stated above and improve upon the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8-04-25T10:02:00Z</meta:creation-date>
    <dc:date>2018-04-25T10:11:00Z</dc:date>
    <meta:template xlink:href="Normal.dotm" xlink:type="simple"/>
    <meta:editing-cycles>2</meta:editing-cycles>
    <meta:editing-duration>PT540S</meta:editing-duration>
    <meta:document-statistic meta:page-count="1" meta:paragraph-count="1" meta:word-count="104" meta:character-count="701" meta:row-count="4" meta:non-whitespace-character-count="598"/>
  </office:meta>
</office:document-meta>
</file>